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fo:letter-spacing="normal" fo:background-color="#f9f9f9" loext:char-shading-value="0" loext:padding="0in" loext:border="none"/>
    </style:style>
    <style:style style:name="T3" style:family="text">
      <style:text-properties fo:font-variant="normal" fo:text-transform="none" style:font-name="Roboto" fo:font-size="10.5pt" fo:letter-spacing="normal"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kursus ini tentang pemikiran desain dan aplikasinya untuk bisnis dan startup.</text:p>
      <text:p text:style-name="Standard">dalam kursus ini akan mengajarkan Anda tentang empat langkah, sebuah metode yang dapat mengubah semua proses bisnis Anda dan membawa bisnis Anda menuju kesuksesan dan keuntungan.</text:p>
      <text:p text:style-name="Standard">jadi apa itu design thinking, design thinking bukan tentang maket aplikasi kita, sungguh.</text:p>
      <text:p text:style-name="Standard">ini lebih merupakan cara berpikir, proses yang berulang.</text:p>
      <text:p text:style-name="Standard">pemikiran desain modern adalah tentang membuat hipotesis dan memvalidasinya, dapat diringkas dalam aturan.</text:p>
      <text:p text:style-name="Standard">sekarang kita mengacu pada aturan ini; 1. berpikir, 2. menguji, 3. melaksanakan, 4. belajar.</text:p>
      <text:p text:style-name="Standard">mengulang.</text:p>
      <text:p text:style-name="Standard">TTEL ulangi. atau kembangkan menjadi pemikiran desain detail lima langkah yang lebih formal, tekankan ide desain, uji prototipe.</text:p>
      <text:p text:style-name="Standard">pengenalan kursus dan pemikiran desain.</text:p>
      <text:p text:style-name="Standard">dalam kursus ini, saya akan memandu Anda melalui empat tahap membuat dan menjalankan startup.</text:p>
      <text:p text:style-name="Standard">penemuan pelanggan, validasi pelanggan, penciptaan pelanggan, pembangunan perusahaan, dan pola pikir pemikiran desain yang akan Anda miliki selama proses ini.</text:p>
      <text:p text:style-name="Standard"/>
      <text:p text:style-name="Standard"/>
      <text:p text:style-name="P2"><text:span text:style-name="T1">Below are the topics we will be discussing in the video: ​ </text:span><text:a xlink:type="simple" xlink:href="https://www.youtube.com/watch?v=4nTh3AP6knM&amp;t=0s" text:style-name="Internet_20_link" text:visited-style-name="Visited_20_Internet_20_Link"><text:span text:style-name="T3">00:00:00</text:span></text:a><text:span text:style-name="T2"> </text:span><text:span text:style-name="T1">What is design thinking </text:span><text:a xlink:type="simple" xlink:href="https://www.youtube.com/watch?v=4nTh3AP6knM&amp;t=462s" text:style-name="Internet_20_link" text:visited-style-name="Visited_20_Internet_20_Link"><text:span text:style-name="T3">00:07:42</text:span></text:a><text:span text:style-name="T2"> </text:span><text:span text:style-name="T1">Dt process </text:span><text:a xlink:type="simple" xlink:href="https://www.youtube.com/watch?v=4nTh3AP6knM&amp;t=1018s" text:style-name="Internet_20_link" text:visited-style-name="Visited_20_Internet_20_Link"><text:span text:style-name="T3">00:16:58</text:span></text:a><text:span text:style-name="T2"> </text:span><text:span text:style-name="T1">DT steps </text:span><text:a xlink:type="simple" xlink:href="https://www.youtube.com/watch?v=4nTh3AP6knM&amp;t=1660s" text:style-name="Internet_20_link" text:visited-style-name="Visited_20_Internet_20_Link"><text:span text:style-name="T3">00:27:40</text:span></text:a><text:span text:style-name="T2"> </text:span><text:span text:style-name="T1">Empathy mapping </text:span><text:a xlink:type="simple" xlink:href="https://www.youtube.com/watch?v=4nTh3AP6knM&amp;t=1980s" text:style-name="Internet_20_link" text:visited-style-name="Visited_20_Internet_20_Link"><text:span text:style-name="T3">00:33:00</text:span></text:a><text:span text:style-name="T2"> </text:span><text:span text:style-name="T1">DT and agile</text:span></text:p>
      <text:p text:style-name="P3"/>
      <text:p text:style-name="P3">hari ini kita akan belajar design thinking full course.</text:p>
      <text:p text:style-name="P3">dalam full course ini kita akan mempelajari segala sesuatu tentang design thinking secara mendetail.</text:p>
      <text:p text:style-name="P3">kita akan memulai video ini dengan apa itu design thinking kemudian kita akan melihat proses design thinking secara detail.</text:p>
      <text:p text:style-name="P3">selanjutnya kita akan melihat apa saja langkah-langkah tersebut dan apa itu empati mapping.</text:p>
      <text:p text:style-name="P3">akhirnya kami akan menyimpulkan video ini dengan menggabungkan pemikiran merancang dan teknik tangkas.</text:p>
      <text:p text:style-name="P3">pada akhir video ini kami dapat meyakinkan Anda bahwa semua pertanyaan terkait karir buruh pelabuhan Anda akan terjawab.</text:p>
      <text:p text:style-name="P3">hari ini kita akan berbicara tentang pemikiran desain tetapi sebelum itu izinkan saya memberi tahu Anda beberapa fakta berdasarkan pertumbuhan penawaran pekerjaan di tahun 2021, linkedin menegaskan bahwa keterampilan teknis yang paling diminati adalah pengembangan web, seo, pemikiran desain, ux teks dan visualisasi data.</text:p>
      <text:p text:style-name="P3">hari ini di sesi ini kita akan membahas apa itu design thinking.</text:p>
      <text:p text:style-name="P3">kasus penggunaan pemikiran desain.</text:p>
      <text:p text:style-name="P3">mengapa pemikiran desain itu penting.</text:p>
      <text:p text:style-name="P3">lima fase pemikiran desain dan</text:p>
      <text:p text:style-name="P3">empat pilar pemikiran desain.</text:p>
      <text:p text:style-name="P3">sekarang mari kita masuk ke pertanyaan utama apa itu pemikiran desain dan bagaimana itu membantu.</text:p>
      <text:p text:style-name="P3">izinkan saya menjelaskan kepada Anda dengan cara yang sangat sederhana, design thinking sangat membantu dalam memecahkan masalah yang tidak jelas atau tidak diketahui design thinking adalah metode berulang yang membantu menyelesaikan masalah atau mendefinisikan kembali masalah dalam strategi dan solusi alternatif.</text:p>
      <text:p text:style-name="P3">yang mungkin tidak langsung terlihat dengan tingkat pemahaman awal kita.</text:p>
      <text:p text:style-name="P3">beberapa perusahaan terkenal yang menggunakan design thinking adalah pepsico, braun, bank of america, bank of ireland, standford health care, dan masih banyak lagi.</text:p>
      <text:p text:style-name="P3">mari kita fokus pada pepsico di sini, karena semua orang tahu pepsico incorporation adalah perusahaan multinasional Amerika yang memasok makanan dan minuman.</text:p>
      <text:p text:style-name="P3"><text:soft-page-break/>sekarang pepsico menggunakan pendekatan design thinking, tapi kenapa pepsico memilih design thinking dan apa saja perubahan yang dialaminya?</text:p>
      <text:p text:style-name="P3">tahukah Anda tingkat penjualan pepsico meningkat ketika perusahaan mulai menangani kebutuhan konsumen</text:p>
      <text:p text:style-name="P3">apa bantuan dari pemikiran desain?</text:p>
      <text:p text:style-name="P3">perusahaan berkomunikasi dengan pelanggan dan memecahkan masalah dengan berkolaborasi dengan tim dan menggunakan pemikiran inovatif</text:p>
      <text:p text:style-name="P3">perusahaan berempati dengan pengguna untuk merancang produk dan layanan proses yang sukses</text:p>
      <text:p text:style-name="P3">perusahaan melihat keuntungan dengan strategi dan inovasi bisnis yang efektif</text:p>
      <text:p text:style-name="P3">mendapatkan gambaran tentang apa yang klien butuhkan dari setiap produk seperti mesin penjual otomatis dan pengalaman pengguna yang baik membantu pepsico tetap menjadi yang teratas di pasar</text:p>
      <text:p text:style-name="P3">pada saat yang sama pemikiran desain adalah pendekatan yang sangat efektif untuk memecahkan masalah bisnis</text:p>
      <text:p text:style-name="P3">tiga komponen utama dari pemikiran desain adalah</text:p>
      <text:p text:style-name="P3">kemungkinan teknologi, kesuksesan bisnis, kebutuhan pengguna.</text:p>
      <text:p text:style-name="P3">di sini muncul pertanyaan penting.</text:p>
      <text:p text:style-name="P3">mengapa pemikiran desain itu penting?</text:p>
      <text:p text:style-name="P3">untuk menjawab pertanyaan ini, kami telah menemukan enam jawaban.</text:p>
      <text:p text:style-name="P3">pemikiran desain memecahkan masalah menggunakan teknik human centric, ini adalah proses berulang, memahami tantangan pengguna dan mendefinisikan kembali masalah</text:p>
      <text:p text:style-name="P3">selanjutnya, ini mempromosikan pendekatan berbasis solusi</text:p>
      <text:p text:style-name="P3">kemudian, ini membantu mengembangkan empati dengan pengguna target</text:p>
      <text:p text:style-name="P3">keuntungan terakhir adalah, ini mempromosikan mengadopsi pendekatan langsung untuk pembuatan prototipe dan pengujian</text:p>
      <text:p text:style-name="P3">proses berpikir desain banyak digunakan di industri dan diciptakan oleh stanford d school terdiri dari lima langkah untuk pemecahan masalah secara kreatif</text:p>
      <text:p text:style-name="P3">lima fase pemikiran desain ada di layar</text:p>
      <text:p text:style-name="P3">pertama datang berempati, berempati dengan pengguna untuk mendapatkan pemahaman yang lebih baik tentang masalah</text:p>
      <text:p text:style-name="P3">selanjutnya tentukan, catat, dan dokumentasikan informasi yang Anda temukan di fase empati untuk mengidentifikasi masalah yang tepat yang harus Anda tangani</text:p>
      <text:p text:style-name="P3">selanjutnya adalah ideate, menyusun strategi solusi untuk masalah yang diidentifikasi dalam fase yang ditentukan.</text:p>
      <text:p text:style-name="P3">selanjutnya adalah prototipe, buat prototipe solusi desain yang Anda selesaikan pada fase ide</text:p>
      <text:p text:style-name="P3">dan proses terakhir adalah menguji, menguji solusi desain. karena pemikiran desain adalah proses berulang, Anda dapat mendefinisikan kembali solusi berdasarkan hasil tes.</text:p>
      <text:p text:style-name="P3">izinkan saya memberi Anda informasi penting selalu ingat bahwa lima fase tahapan atau mode tidak selalu berurutan. proses ini tidak mengikuti urutan tertentu dan dapat diterapkan atau dapat diulang secara berulang.</text:p>
      <text:p text:style-name="P3">memastikan Anda tidak mengikuti fase sebagai proses hierarkis atau langkah demi langkah.</text:p>
      <text:p text:style-name="P3">beralih ke topik selanjutnya, mari kita lihat apa saja empat pilar penting design thinking.</text:p>
      <text:p text:style-name="P3">jadi empat pilar penting design thinking.</text:p>
      <text:p text:style-name="P3">yang pertama adalah memahami dengan menanyakan kebutuhan pengguna, yang kedua mengeksplorasi dengan menemukan pola, yang ketiga adalah prototipe dengan membuat nyata, yang terakhir mengevaluasi dengan selalu iterasi.</text:p>
      <text:p text:style-name="P3">steve jobs yang terkenal pernah berkata, desain bukan hanya seperti apa yang terlihat, tetapi bagaimana cara kerjanya.</text:p>
      <text:p text:style-name="P3">izinkan saya menjelaskan hal ini kepada Anda dengan sebuah contoh kecil. kendali jarak jauh televisi.</text:p>
      <text:p text:style-name="P3">selalu ada evolusi dalam kendali jarak jauh, sebelumnya, orang menggunakan kendali jarak jauh universal.</text:p>
      <text:p text:style-name="P3">kelemahan utama dari remote universal adalah kerumitannya, remote memiliki banyak tombol, yang membuat seseorang sulit untuk mengerti.</text:p>
      <text:p text:style-name="P3"><text:soft-page-break/>kemudian datang remote pintar, mengelola kunci fisik perangkat remote control tidak mudah, tetapi dengan remote pintar pengguna hanya memiliki kunci utama, yang mudah dioperasikan. dan individu tidak harus bergantung sepenuhnya pada remote seperti di masa-masa sebelumnya tidak hanya smart remote yang dapat dioperasikan melalui ponsel juga. tidak yang sederhana dan menciptakan tentu saja itu.</text:p>
      <text:p text:style-name="P3">evolusi ini dilakukan dengan bantuan pemikiran desain.</text:p>
      <text:p text:style-name="P3">proses design thinking berfungsi sebagai landasan yang kuat untuk merumuskan strategi andal yang menghasilkan produk yang bai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08T10:27:14.252001307</dc:date>
    <meta:editing-duration>PT3H58M58S</meta:editing-duration>
    <meta:editing-cycles>6</meta:editing-cycles>
    <meta:generator>LibreOffice/7.2.5.2$Linux_X86_64 LibreOffice_project/20$Build-2</meta:generator>
    <meta:document-statistic meta:table-count="0" meta:image-count="0" meta:object-count="0" meta:page-count="3" meta:paragraph-count="66" meta:word-count="980" meta:character-count="7150" meta:non-whitespace-character-count="6234"/>
  </office:meta>
</office:document-meta>
</file>